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Title" style:master-page-name="Standard">
      <style:paragraph-properties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ultes</text:p>
      <text:p text:style-name="P3">Male</text:p>
      <text:p text:style-name="P3"/>
      <text:list xml:id="list6700222340764123323" text:style-name="L1">
        <text:list-item>
          <text:p text:style-name="P1">Nero Von Sanura dei Neferthem</text:p>
        </text:list-item>
      </text:list>
      <text:p text:style-name="Standard">couleur de robes : Cream mink <text:s/></text:p>
      <text:p text:style-name="Standard">Couleur des yeux: aiguë marine</text:p>
      <text:p text:style-name="Standard">titre :Champion du monde et 3 X Citations classe Honneur</text:p>
      <text:p text:style-name="Standard">Nero est notre premier sphynx , arrivé à la maison un peu par caprice ; en effet <text:s/>ma fille allergique aux poils d animaux <text:s/>voulait tout de même avoir « son chat » .</text:p>
      <text:p text:style-name="Standard">Nous avons donc fait plusieurs expos félines <text:s/>et sur le conseil d'une amie ayant beaucoup d'expérience dans le domaine de la felinophilie nous avons adopté Nero qui s est avéré être une véritable graine de champion selon la juge et a décroché un Supreme of supreme (récompense ultime de l expo)<text:bookmark text:name="_GoBack"/>déjà à l age de 5 mois.</text:p>
      <text:p text:style-name="Standard"/>
      <text:list xml:id="list737262863188609495" text:style-name="L3">
        <text:list-item>
          <text:p text:style-name="P2">Zeus Grand Faraon </text:p>
        </text:list-item>
      </text:list>
      <text:p text:style-name="Standard">couleur de la robe : Black &amp; white bicolor</text:p>
      <text:p text:style-name="Standard">couleur des yeux : vert </text:p>
      <text:p text:style-name="Standard">Elevage Abraamyan N.</text:p>
      <text:p text:style-name="Standard">Zeus <text:s/>(Monsieur pour les intimes) nous a fait voyager ; il est parfois compliqué de trouver le gabarit ou le type d étalon <text:s/>que l’on aimerait pour développer sa chatterie et nous nous sommes donc rendu à Moscou pour trouver notre bonheur. Après de long échanges avec l éleveuse et une fine analyse des pedigrees des parents nous l'avons réservé et <text:s/>4 mois plus tard et un long voyage il rejoignait la chatterie. Son premier fils fut appelé <text:s/>Mosco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3">Femelles</text:p>
      <text:list xml:id="list1498558180065278796" text:style-name="L4">
        <text:list-item>
          <text:p text:style-name="P4">Douchka (Athena)</text:p>
        </text:list-item>
      </text:list>
      <text:p text:style-name="Standard">couleur de la robe :Black</text:p>
      <text:p text:style-name="Standard">couleur des <text:s/>yeux : vert </text:p>
      <text:p text:style-name="Standard"/>
      <text:list xml:id="list6278626936834188459" text:style-name="L5">
        <text:list-item>
          <text:p text:style-name="P5">Katrina Joser</text:p>
        </text:list-item>
      </text:list>
      <text:p text:style-name="Standard">couleur de la robe : Seal mink</text:p>
      <text:p text:style-name="Standard">couleur des yeux : bleu </text:p>
      <text:p text:style-name="Standard"/>
      <text:list xml:id="list7245965439578228385" text:style-name="L6">
        <text:list-item>
          <text:p text:style-name="P6">Acapella BadarHan</text:p>
        </text:list-item>
      </text:list>
      <text:p text:style-name="Standard">couleur de la robe : Seal</text:p>
      <text:p text:style-name="Standard">couleur des yeux : ver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ie t</meta:initial-creator>
    <dc:creator>jennifer derison</dc:creator>
    <meta:editing-cycles>3</meta:editing-cycles>
    <meta:creation-date>2018-11-28T11:31:00</meta:creation-date>
    <dc:date>2018-12-04T03:52:49.25</dc:date>
    <meta:editing-duration>PT52M2S</meta:editing-duration>
    <meta:generator>OpenOffice/4.1.5$Win32 OpenOffice.org_project/415m1$Build-9789</meta:generator>
    <meta:document-statistic meta:table-count="0" meta:image-count="0" meta:object-count="0" meta:page-count="2" meta:paragraph-count="23" meta:word-count="260" meta:character-count="13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